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66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pt_75_knapsack_208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 table:visibility="filter">
          <table:table-cell office:value-type="string" calcext:value-type="string">
            <text:p>ru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ants</text:p>
          </table:table-cell>
          <table:table-cell office:value-type="string" calcext:value-type="string">
            <text:p>OptSolution</text:p>
          </table:table-cell>
          <table:table-cell office:value-type="string" calcext:value-type="string">
            <text:p>totaltime</text:p>
          </table:table-cell>
          <table:table-cell table:number-columns-repeated="2"/>
        </table:table-row>
        <table:table-row table:style-name="ro1" table:visibility="filter">
          <table:table-cell table:number-columns-repeated="8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2738" calcext:value-type="float">
            <text:p>0,02738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2103" calcext:value-type="float">
            <text:p>0,0210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2096" calcext:value-type="float">
            <text:p>0,02096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2099" calcext:value-type="float">
            <text:p>0,02099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2029" calcext:value-type="float">
            <text:p>0,02029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203" calcext:value-type="float">
            <text:p>0,020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2027" calcext:value-type="float">
            <text:p>0,02027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2023" calcext:value-type="float">
            <text:p>0,0202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2022" calcext:value-type="float">
            <text:p>0,0202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197" calcext:value-type="float">
            <text:p>0,0197</text:p>
          </table:table-cell>
          <table:table-cell/>
          <table:table-cell table:formula="of:=SUM([.F4:.F12])/9" office:value-type="float" office:value="0.0204433333333333" calcext:value-type="float">
            <text:p>0,020443333333333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2333" calcext:value-type="float">
            <text:p>0,0233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2335" calcext:value-type="float">
            <text:p>0,02335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2335" calcext:value-type="float">
            <text:p>0,02335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1816" calcext:value-type="float">
            <text:p>0,01816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1728" calcext:value-type="float">
            <text:p>0,01728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1722" calcext:value-type="float">
            <text:p>0,01722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1718" calcext:value-type="float">
            <text:p>0,01718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172" calcext:value-type="float">
            <text:p>0,0172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172" calcext:value-type="float">
            <text:p>0,017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1703" calcext:value-type="float">
            <text:p>0,01703</text:p>
          </table:table-cell>
          <table:table-cell/>
          <table:table-cell table:formula="of:=SUM([.F14:.F22])/9" office:value-type="float" office:value="0.0186633333333333" calcext:value-type="float">
            <text:p>0,018663333333333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02256" calcext:value-type="float">
            <text:p>0,02256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0223" calcext:value-type="float">
            <text:p>0,022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02229" calcext:value-type="float">
            <text:p>0,02229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02229" calcext:value-type="float">
            <text:p>0,02229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02229" calcext:value-type="float">
            <text:p>0,02229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0223" calcext:value-type="float">
            <text:p>0,022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02228" calcext:value-type="float">
            <text:p>0,02228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0224" calcext:value-type="float">
            <text:p>0,0224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0223" calcext:value-type="float">
            <text:p>0,022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0223" calcext:value-type="float">
            <text:p>0,0223</text:p>
          </table:table-cell>
          <table:table-cell/>
          <table:table-cell table:formula="of:=SUM([.F24:.F32])/9" office:value-type="float" office:value="0.0223055555555556" calcext:value-type="float">
            <text:p>0,022305555555556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03593" calcext:value-type="float">
            <text:p>0,0359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03593" calcext:value-type="float">
            <text:p>0,0359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03603" calcext:value-type="float">
            <text:p>0,0360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03604" calcext:value-type="float">
            <text:p>0,03604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03598" calcext:value-type="float">
            <text:p>0,03598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03606" calcext:value-type="float">
            <text:p>0,03606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03589" calcext:value-type="float">
            <text:p>0,03589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03591" calcext:value-type="float">
            <text:p>0,03591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0359" calcext:value-type="float">
            <text:p>0,035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03589" calcext:value-type="float">
            <text:p>0,03589</text:p>
          </table:table-cell>
          <table:table-cell/>
          <table:table-cell table:formula="of:=SUM([.F34:.F42])/9" office:value-type="float" office:value="0.0359588888888889" calcext:value-type="float">
            <text:p>0,035958888888889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08427" calcext:value-type="float">
            <text:p>0,08427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07834" calcext:value-type="float">
            <text:p>0,07834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07838" calcext:value-type="float">
            <text:p>0,07838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07797" calcext:value-type="float">
            <text:p>0,07797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07789" calcext:value-type="float">
            <text:p>0,07789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07794" calcext:value-type="float">
            <text:p>0,07794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07768" calcext:value-type="float">
            <text:p>0,07768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07752" calcext:value-type="float">
            <text:p>0,07752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07756" calcext:value-type="float">
            <text:p>0,0775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07776" calcext:value-type="float">
            <text:p>0,07776</text:p>
          </table:table-cell>
          <table:table-cell/>
          <table:table-cell table:formula="of:=SUM([.F44:.F52])/9" office:value-type="float" office:value="0.0778933333333333" calcext:value-type="float">
            <text:p>0,077893333333333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08071" calcext:value-type="float">
            <text:p>0,08071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08414" calcext:value-type="float">
            <text:p>0,08414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08395" calcext:value-type="float">
            <text:p>0,08395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08361" calcext:value-type="float">
            <text:p>0,08361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08419" calcext:value-type="float">
            <text:p>0,08419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08382" calcext:value-type="float">
            <text:p>0,08382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08294" calcext:value-type="float">
            <text:p>0,08294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08299" calcext:value-type="float">
            <text:p>0,08299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08296" calcext:value-type="float">
            <text:p>0,0829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08313" calcext:value-type="float">
            <text:p>0,08313</text:p>
          </table:table-cell>
          <table:table-cell/>
          <table:table-cell table:formula="of:=SUM([.F54:.F62])/9" office:value-type="float" office:value="0.0835255555555556" calcext:value-type="float">
            <text:p>0,083525555555556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08993" calcext:value-type="float">
            <text:p>0,0899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09065" calcext:value-type="float">
            <text:p>0,09065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09069" calcext:value-type="float">
            <text:p>0,09069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09125" calcext:value-type="float">
            <text:p>0,09125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08783" calcext:value-type="float">
            <text:p>0,0878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08764" calcext:value-type="float">
            <text:p>0,08764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08756" calcext:value-type="float">
            <text:p>0,08756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09111" calcext:value-type="float">
            <text:p>0,09111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08834" calcext:value-type="float">
            <text:p>0,0883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09098" calcext:value-type="float">
            <text:p>0,09098</text:p>
          </table:table-cell>
          <table:table-cell/>
          <table:table-cell table:formula="of:=SUM([.F64:.F72])/9" office:value-type="float" office:value="0.0895611111111111" calcext:value-type="float">
            <text:p>0,089561111111111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13033" calcext:value-type="float">
            <text:p>0,1303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12982" calcext:value-type="float">
            <text:p>0,12982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13013" calcext:value-type="float">
            <text:p>0,1301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13017" calcext:value-type="float">
            <text:p>0,13017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12988" calcext:value-type="float">
            <text:p>0,12988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12975" calcext:value-type="float">
            <text:p>0,12975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13052" calcext:value-type="float">
            <text:p>0,13052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12983" calcext:value-type="float">
            <text:p>0,1298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13051" calcext:value-type="float">
            <text:p>0,1305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15828" calcext:value-type="float">
            <text:p>0,15828</text:p>
          </table:table-cell>
          <table:table-cell/>
          <table:table-cell table:formula="of:=SUM([.F74:.F82])/9" office:value-type="float" office:value="0.13321" calcext:value-type="float">
            <text:p>0,13321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13096" calcext:value-type="float">
            <text:p>0,13096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12343" calcext:value-type="float">
            <text:p>0,1234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12351" calcext:value-type="float">
            <text:p>0,12351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12314" calcext:value-type="float">
            <text:p>0,12314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12327" calcext:value-type="float">
            <text:p>0,12327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12404" calcext:value-type="float">
            <text:p>0,12404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12371" calcext:value-type="float">
            <text:p>0,12371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12397" calcext:value-type="float">
            <text:p>0,12397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12345" calcext:value-type="float">
            <text:p>0,1234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12353" calcext:value-type="float">
            <text:p>0,12353</text:p>
          </table:table-cell>
          <table:table-cell/>
          <table:table-cell table:formula="of:=SUM([.F84:.F92])/9" office:value-type="float" office:value="0.123561111111111" calcext:value-type="float">
            <text:p>0,123561111111111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12671" calcext:value-type="float">
            <text:p>0,12671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12608" calcext:value-type="float">
            <text:p>0,12608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12654" calcext:value-type="float">
            <text:p>0,12654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12623" calcext:value-type="float">
            <text:p>0,1262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12522" calcext:value-type="float">
            <text:p>0,12522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12694" calcext:value-type="float">
            <text:p>0,12694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12575" calcext:value-type="float">
            <text:p>0,12575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12501" calcext:value-type="float">
            <text:p>0,12501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12561" calcext:value-type="float">
            <text:p>0,1256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12553" calcext:value-type="float">
            <text:p>0,12553</text:p>
          </table:table-cell>
          <table:table-cell/>
          <table:table-cell table:formula="of:=SUM([.F94:.F102])/9" office:value-type="float" office:value="0.125878888888889" calcext:value-type="float">
            <text:p>0,125878888888889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1338" calcext:value-type="float">
            <text:p>0,1338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13405" calcext:value-type="float">
            <text:p>0,13405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13348" calcext:value-type="float">
            <text:p>0,13348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13347" calcext:value-type="float">
            <text:p>0,13347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13259" calcext:value-type="float">
            <text:p>0,13259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1339" calcext:value-type="float">
            <text:p>0,1339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13396" calcext:value-type="float">
            <text:p>0,13396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13483" calcext:value-type="float">
            <text:p>0,1348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13397" calcext:value-type="float">
            <text:p>0,1339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13365" calcext:value-type="float">
            <text:p>0,13365</text:p>
          </table:table-cell>
          <table:table-cell/>
          <table:table-cell table:formula="of:=SUM([.F104:.F112])/9" office:value-type="float" office:value="0.133766666666667" calcext:value-type="float">
            <text:p>0,133766666666667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18918" calcext:value-type="float">
            <text:p>0,18918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18956" calcext:value-type="float">
            <text:p>0,18956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18842" calcext:value-type="float">
            <text:p>0,18842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18565" calcext:value-type="float">
            <text:p>0,18565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18709" calcext:value-type="float">
            <text:p>0,18709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18643" calcext:value-type="float">
            <text:p>0,1864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18631" calcext:value-type="float">
            <text:p>0,18631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1865" calcext:value-type="float">
            <text:p>0,1865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18656" calcext:value-type="float">
            <text:p>0,1865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18571" calcext:value-type="float">
            <text:p>0,18571</text:p>
          </table:table-cell>
          <table:table-cell/>
          <table:table-cell table:formula="of:=SUM([.F114:.F122])/9" office:value-type="float" office:value="0.186914444444444" calcext:value-type="float">
            <text:p>0,18691444444444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2554" calcext:value-type="float">
            <text:p>0,2554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24702" calcext:value-type="float">
            <text:p>0,24702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24719" calcext:value-type="float">
            <text:p>0,24719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24772" calcext:value-type="float">
            <text:p>0,24772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24925" calcext:value-type="float">
            <text:p>0,24925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24947" calcext:value-type="float">
            <text:p>0,24947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24665" calcext:value-type="float">
            <text:p>0,24665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24538" calcext:value-type="float">
            <text:p>0,24538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24709" calcext:value-type="float">
            <text:p>0,2470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24867" calcext:value-type="float">
            <text:p>0,24867</text:p>
          </table:table-cell>
          <table:table-cell/>
          <table:table-cell table:formula="of:=SUM([.F124:.F132])/9" office:value-type="float" office:value="0.247604444444444" calcext:value-type="float">
            <text:p>0,24760444444444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24994" calcext:value-type="float">
            <text:p>0,24994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2516" calcext:value-type="float">
            <text:p>0,2516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25064" calcext:value-type="float">
            <text:p>0,25064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2507" calcext:value-type="float">
            <text:p>0,2507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25138" calcext:value-type="float">
            <text:p>0,25138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25016" calcext:value-type="float">
            <text:p>0,25016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2517" calcext:value-type="float">
            <text:p>0,2517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25026" calcext:value-type="float">
            <text:p>0,25026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25088" calcext:value-type="float">
            <text:p>0,2508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25063" calcext:value-type="float">
            <text:p>0,25063</text:p>
          </table:table-cell>
          <table:table-cell/>
          <table:table-cell table:formula="of:=SUM([.F134:.F142])/9" office:value-type="float" office:value="0.250883333333333" calcext:value-type="float">
            <text:p>0,250883333333333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25928" calcext:value-type="float">
            <text:p>0,25928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25896" calcext:value-type="float">
            <text:p>0,25896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26018" calcext:value-type="float">
            <text:p>0,26018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26032" calcext:value-type="float">
            <text:p>0,26032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25905" calcext:value-type="float">
            <text:p>0,25905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26125" calcext:value-type="float">
            <text:p>0,26125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25885" calcext:value-type="float">
            <text:p>0,25885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26083" calcext:value-type="float">
            <text:p>0,2608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25971" calcext:value-type="float">
            <text:p>0,2597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26013" calcext:value-type="float">
            <text:p>0,26013</text:p>
          </table:table-cell>
          <table:table-cell/>
          <table:table-cell table:formula="of:=SUM([.F144:.F152])/9" office:value-type="float" office:value="0.25992" calcext:value-type="float">
            <text:p>0,2599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0.36658" calcext:value-type="float">
            <text:p>0,36658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0.36726" calcext:value-type="float">
            <text:p>0,36726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0.36712" calcext:value-type="float">
            <text:p>0,36712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0.36722" calcext:value-type="float">
            <text:p>0,36722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0.36782" calcext:value-type="float">
            <text:p>0,36782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0.36994" calcext:value-type="float">
            <text:p>0,36994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0.36997" calcext:value-type="float">
            <text:p>0,36997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0.36926" calcext:value-type="float">
            <text:p>0,36926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0.36904" calcext:value-type="float">
            <text:p>0,3690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0.37049" calcext:value-type="float">
            <text:p>0,37049</text:p>
          </table:table-cell>
          <table:table-cell/>
          <table:table-cell table:formula="of:=SUM([.F154:.F162])/9" office:value-type="float" office:value="0.36868" calcext:value-type="float">
            <text:p>0,36868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589" calcext:value-type="float">
            <text:p>10589</text:p>
          </table:table-cell>
          <table:table-cell office:value-type="float" office:value="0.4104" calcext:value-type="float">
            <text:p>0,4104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589" calcext:value-type="float">
            <text:p>10589</text:p>
          </table:table-cell>
          <table:table-cell office:value-type="float" office:value="0.40359" calcext:value-type="float">
            <text:p>0,40359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587" calcext:value-type="float">
            <text:p>10587</text:p>
          </table:table-cell>
          <table:table-cell office:value-type="float" office:value="0.39876" calcext:value-type="float">
            <text:p>0,39876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586" calcext:value-type="float">
            <text:p>10586</text:p>
          </table:table-cell>
          <table:table-cell office:value-type="float" office:value="0.39779" calcext:value-type="float">
            <text:p>0,39779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585" calcext:value-type="float">
            <text:p>10585</text:p>
          </table:table-cell>
          <table:table-cell office:value-type="float" office:value="0.39573" calcext:value-type="float">
            <text:p>0,3957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588" calcext:value-type="float">
            <text:p>10588</text:p>
          </table:table-cell>
          <table:table-cell office:value-type="float" office:value="0.40428" calcext:value-type="float">
            <text:p>0,40428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587" calcext:value-type="float">
            <text:p>10587</text:p>
          </table:table-cell>
          <table:table-cell office:value-type="float" office:value="0.4032" calcext:value-type="float">
            <text:p>0,4032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600" calcext:value-type="float">
            <text:p>10600</text:p>
          </table:table-cell>
          <table:table-cell office:value-type="float" office:value="0.39633" calcext:value-type="float">
            <text:p>0,3963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618" calcext:value-type="float">
            <text:p>10618</text:p>
          </table:table-cell>
          <table:table-cell office:value-type="float" office:value="0.40052" calcext:value-type="float">
            <text:p>0,4005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605" calcext:value-type="float">
            <text:p>10605</text:p>
          </table:table-cell>
          <table:table-cell office:value-type="float" office:value="0.39903" calcext:value-type="float">
            <text:p>0,39903</text:p>
          </table:table-cell>
          <table:table-cell/>
          <table:table-cell table:formula="of:=SUM([.F164:.F172])/9" office:value-type="float" office:value="0.399914444444444" calcext:value-type="float">
            <text:p>0,39991444444444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01" calcext:value-type="float">
            <text:p>10601</text:p>
          </table:table-cell>
          <table:table-cell office:value-type="float" office:value="0.40696" calcext:value-type="float">
            <text:p>0,40696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01" calcext:value-type="float">
            <text:p>10601</text:p>
          </table:table-cell>
          <table:table-cell office:value-type="float" office:value="0.4077" calcext:value-type="float">
            <text:p>0,4077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04" calcext:value-type="float">
            <text:p>10604</text:p>
          </table:table-cell>
          <table:table-cell office:value-type="float" office:value="0.40766" calcext:value-type="float">
            <text:p>0,40766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18" calcext:value-type="float">
            <text:p>10618</text:p>
          </table:table-cell>
          <table:table-cell office:value-type="float" office:value="0.40563" calcext:value-type="float">
            <text:p>0,4056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18" calcext:value-type="float">
            <text:p>10618</text:p>
          </table:table-cell>
          <table:table-cell office:value-type="float" office:value="0.40677" calcext:value-type="float">
            <text:p>0,40677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18" calcext:value-type="float">
            <text:p>10618</text:p>
          </table:table-cell>
          <table:table-cell office:value-type="float" office:value="0.40826" calcext:value-type="float">
            <text:p>0,40826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589" calcext:value-type="float">
            <text:p>10589</text:p>
          </table:table-cell>
          <table:table-cell office:value-type="float" office:value="0.40759" calcext:value-type="float">
            <text:p>0,40759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18" calcext:value-type="float">
            <text:p>10618</text:p>
          </table:table-cell>
          <table:table-cell office:value-type="float" office:value="0.40905" calcext:value-type="float">
            <text:p>0,40905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05" calcext:value-type="float">
            <text:p>10605</text:p>
          </table:table-cell>
          <table:table-cell office:value-type="float" office:value="0.40679" calcext:value-type="float">
            <text:p>0,4067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18" calcext:value-type="float">
            <text:p>10618</text:p>
          </table:table-cell>
          <table:table-cell office:value-type="float" office:value="0.40794" calcext:value-type="float">
            <text:p>0,40794</text:p>
          </table:table-cell>
          <table:table-cell/>
          <table:table-cell table:formula="of:=SUM([.F174:.F182])/9" office:value-type="float" office:value="0.407487777777778" calcext:value-type="float">
            <text:p>0,407487777777778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05" calcext:value-type="float">
            <text:p>10605</text:p>
          </table:table-cell>
          <table:table-cell office:value-type="float" office:value="0.41853" calcext:value-type="float">
            <text:p>0,4185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18" calcext:value-type="float">
            <text:p>10618</text:p>
          </table:table-cell>
          <table:table-cell office:value-type="float" office:value="0.41824" calcext:value-type="float">
            <text:p>0,41824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18" calcext:value-type="float">
            <text:p>10618</text:p>
          </table:table-cell>
          <table:table-cell office:value-type="float" office:value="0.42052" calcext:value-type="float">
            <text:p>0,42052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18" calcext:value-type="float">
            <text:p>10618</text:p>
          </table:table-cell>
          <table:table-cell office:value-type="float" office:value="0.4483" calcext:value-type="float">
            <text:p>0,448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18" calcext:value-type="float">
            <text:p>10618</text:p>
          </table:table-cell>
          <table:table-cell office:value-type="float" office:value="0.41953" calcext:value-type="float">
            <text:p>0,4195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05" calcext:value-type="float">
            <text:p>10605</text:p>
          </table:table-cell>
          <table:table-cell office:value-type="float" office:value="0.41748" calcext:value-type="float">
            <text:p>0,41748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02" calcext:value-type="float">
            <text:p>10602</text:p>
          </table:table-cell>
          <table:table-cell office:value-type="float" office:value="0.42036" calcext:value-type="float">
            <text:p>0,42036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18" calcext:value-type="float">
            <text:p>10618</text:p>
          </table:table-cell>
          <table:table-cell office:value-type="float" office:value="0.42008" calcext:value-type="float">
            <text:p>0,42008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05" calcext:value-type="float">
            <text:p>10605</text:p>
          </table:table-cell>
          <table:table-cell office:value-type="float" office:value="0.42079" calcext:value-type="float">
            <text:p>0,4207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18" calcext:value-type="float">
            <text:p>10618</text:p>
          </table:table-cell>
          <table:table-cell office:value-type="float" office:value="0.4208" calcext:value-type="float">
            <text:p>0,4208</text:p>
          </table:table-cell>
          <table:table-cell/>
          <table:table-cell table:formula="of:=SUM([.F184:.F192])/9" office:value-type="float" office:value="0.4229" calcext:value-type="float">
            <text:p>0,4229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0.58757" calcext:value-type="float">
            <text:p>0,58757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04" calcext:value-type="float">
            <text:p>10604</text:p>
          </table:table-cell>
          <table:table-cell office:value-type="float" office:value="0.59195" calcext:value-type="float">
            <text:p>0,59195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0.59141" calcext:value-type="float">
            <text:p>0,59141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0.58887" calcext:value-type="float">
            <text:p>0,58887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0.59001" calcext:value-type="float">
            <text:p>0,59001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0.61244" calcext:value-type="float">
            <text:p>0,61244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0.58959" calcext:value-type="float">
            <text:p>0,58959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0.59036" calcext:value-type="float">
            <text:p>0,59036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0.58901" calcext:value-type="float">
            <text:p>0,5890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0.59005" calcext:value-type="float">
            <text:p>0,59005</text:p>
          </table:table-cell>
          <table:table-cell/>
          <table:table-cell table:formula="of:=SUM([.F194:.F202])/9" office:value-type="float" office:value="0.592632222222222" calcext:value-type="float">
            <text:p>0,59263222222222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427" calcext:value-type="float">
            <text:p>16427</text:p>
          </table:table-cell>
          <table:table-cell office:value-type="float" office:value="0.63959" calcext:value-type="float">
            <text:p>0,63959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472" calcext:value-type="float">
            <text:p>16472</text:p>
          </table:table-cell>
          <table:table-cell office:value-type="float" office:value="0.64115" calcext:value-type="float">
            <text:p>0,64115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457" calcext:value-type="float">
            <text:p>16457</text:p>
          </table:table-cell>
          <table:table-cell office:value-type="float" office:value="0.6379" calcext:value-type="float">
            <text:p>0,6379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477" calcext:value-type="float">
            <text:p>16477</text:p>
          </table:table-cell>
          <table:table-cell office:value-type="float" office:value="0.63207" calcext:value-type="float">
            <text:p>0,63207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490" calcext:value-type="float">
            <text:p>16490</text:p>
          </table:table-cell>
          <table:table-cell office:value-type="float" office:value="0.63821" calcext:value-type="float">
            <text:p>0,63821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443" calcext:value-type="float">
            <text:p>16443</text:p>
          </table:table-cell>
          <table:table-cell office:value-type="float" office:value="0.63217" calcext:value-type="float">
            <text:p>0,63217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434" calcext:value-type="float">
            <text:p>16434</text:p>
          </table:table-cell>
          <table:table-cell office:value-type="float" office:value="0.63234" calcext:value-type="float">
            <text:p>0,63234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494" calcext:value-type="float">
            <text:p>16494</text:p>
          </table:table-cell>
          <table:table-cell office:value-type="float" office:value="0.63333" calcext:value-type="float">
            <text:p>0,6333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410" calcext:value-type="float">
            <text:p>16410</text:p>
          </table:table-cell>
          <table:table-cell office:value-type="float" office:value="0.6338" calcext:value-type="float">
            <text:p>0,633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434" calcext:value-type="float">
            <text:p>16434</text:p>
          </table:table-cell>
          <table:table-cell office:value-type="float" office:value="0.63415" calcext:value-type="float">
            <text:p>0,63415</text:p>
          </table:table-cell>
          <table:table-cell/>
          <table:table-cell table:formula="of:=SUM([.F204:.F212])/9" office:value-type="float" office:value="0.635013333333333" calcext:value-type="float">
            <text:p>0,635013333333333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440" calcext:value-type="float">
            <text:p>16440</text:p>
          </table:table-cell>
          <table:table-cell office:value-type="float" office:value="0.64567" calcext:value-type="float">
            <text:p>0,64567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486" calcext:value-type="float">
            <text:p>16486</text:p>
          </table:table-cell>
          <table:table-cell office:value-type="float" office:value="0.64316" calcext:value-type="float">
            <text:p>0,64316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496" calcext:value-type="float">
            <text:p>16496</text:p>
          </table:table-cell>
          <table:table-cell office:value-type="float" office:value="0.64427" calcext:value-type="float">
            <text:p>0,64427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449" calcext:value-type="float">
            <text:p>16449</text:p>
          </table:table-cell>
          <table:table-cell office:value-type="float" office:value="0.64179" calcext:value-type="float">
            <text:p>0,64179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474" calcext:value-type="float">
            <text:p>16474</text:p>
          </table:table-cell>
          <table:table-cell office:value-type="float" office:value="0.64234" calcext:value-type="float">
            <text:p>0,64234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494" calcext:value-type="float">
            <text:p>16494</text:p>
          </table:table-cell>
          <table:table-cell office:value-type="float" office:value="0.63999" calcext:value-type="float">
            <text:p>0,63999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504" calcext:value-type="float">
            <text:p>16504</text:p>
          </table:table-cell>
          <table:table-cell office:value-type="float" office:value="0.64738" calcext:value-type="float">
            <text:p>0,64738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487" calcext:value-type="float">
            <text:p>16487</text:p>
          </table:table-cell>
          <table:table-cell office:value-type="float" office:value="0.64633" calcext:value-type="float">
            <text:p>0,6463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470" calcext:value-type="float">
            <text:p>16470</text:p>
          </table:table-cell>
          <table:table-cell office:value-type="float" office:value="0.64012" calcext:value-type="float">
            <text:p>0,6401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488" calcext:value-type="float">
            <text:p>16488</text:p>
          </table:table-cell>
          <table:table-cell office:value-type="float" office:value="0.63801" calcext:value-type="float">
            <text:p>0,63801</text:p>
          </table:table-cell>
          <table:table-cell/>
          <table:table-cell table:formula="of:=SUM([.F214:.F222])/9" office:value-type="float" office:value="0.642598888888889" calcext:value-type="float">
            <text:p>0,642598888888889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462" calcext:value-type="float">
            <text:p>16462</text:p>
          </table:table-cell>
          <table:table-cell office:value-type="float" office:value="0.65637" calcext:value-type="float">
            <text:p>0,65637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487" calcext:value-type="float">
            <text:p>16487</text:p>
          </table:table-cell>
          <table:table-cell office:value-type="float" office:value="0.65608" calcext:value-type="float">
            <text:p>0,65608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473" calcext:value-type="float">
            <text:p>16473</text:p>
          </table:table-cell>
          <table:table-cell office:value-type="float" office:value="0.65585" calcext:value-type="float">
            <text:p>0,65585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537" calcext:value-type="float">
            <text:p>16537</text:p>
          </table:table-cell>
          <table:table-cell office:value-type="float" office:value="0.65647" calcext:value-type="float">
            <text:p>0,65647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488" calcext:value-type="float">
            <text:p>16488</text:p>
          </table:table-cell>
          <table:table-cell office:value-type="float" office:value="0.65764" calcext:value-type="float">
            <text:p>0,65764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473" calcext:value-type="float">
            <text:p>16473</text:p>
          </table:table-cell>
          <table:table-cell office:value-type="float" office:value="0.65983" calcext:value-type="float">
            <text:p>0,6598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482" calcext:value-type="float">
            <text:p>16482</text:p>
          </table:table-cell>
          <table:table-cell office:value-type="float" office:value="0.64976" calcext:value-type="float">
            <text:p>0,64976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468" calcext:value-type="float">
            <text:p>16468</text:p>
          </table:table-cell>
          <table:table-cell office:value-type="float" office:value="0.65796" calcext:value-type="float">
            <text:p>0,65796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456" calcext:value-type="float">
            <text:p>16456</text:p>
          </table:table-cell>
          <table:table-cell office:value-type="float" office:value="0.65554" calcext:value-type="float">
            <text:p>0,6555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499" calcext:value-type="float">
            <text:p>16499</text:p>
          </table:table-cell>
          <table:table-cell office:value-type="float" office:value="0.65287" calcext:value-type="float">
            <text:p>0,65287</text:p>
          </table:table-cell>
          <table:table-cell/>
          <table:table-cell table:formula="of:=SUM([.F224:.F232])/9" office:value-type="float" office:value="0.655777777777778" calcext:value-type="float">
            <text:p>0,655777777777778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498" calcext:value-type="float">
            <text:p>16498</text:p>
          </table:table-cell>
          <table:table-cell office:value-type="float" office:value="0.90543" calcext:value-type="float">
            <text:p>0,9054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506" calcext:value-type="float">
            <text:p>16506</text:p>
          </table:table-cell>
          <table:table-cell office:value-type="float" office:value="0.89849" calcext:value-type="float">
            <text:p>0,89849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494" calcext:value-type="float">
            <text:p>16494</text:p>
          </table:table-cell>
          <table:table-cell office:value-type="float" office:value="0.90358" calcext:value-type="float">
            <text:p>0,90358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505" calcext:value-type="float">
            <text:p>16505</text:p>
          </table:table-cell>
          <table:table-cell office:value-type="float" office:value="0.90261" calcext:value-type="float">
            <text:p>0,90261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483" calcext:value-type="float">
            <text:p>16483</text:p>
          </table:table-cell>
          <table:table-cell office:value-type="float" office:value="0.9064" calcext:value-type="float">
            <text:p>0,9064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476" calcext:value-type="float">
            <text:p>16476</text:p>
          </table:table-cell>
          <table:table-cell office:value-type="float" office:value="0.90337" calcext:value-type="float">
            <text:p>0,90337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469" calcext:value-type="float">
            <text:p>16469</text:p>
          </table:table-cell>
          <table:table-cell office:value-type="float" office:value="0.90235" calcext:value-type="float">
            <text:p>0,90235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507" calcext:value-type="float">
            <text:p>16507</text:p>
          </table:table-cell>
          <table:table-cell office:value-type="float" office:value="0.89782" calcext:value-type="float">
            <text:p>0,89782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490" calcext:value-type="float">
            <text:p>16490</text:p>
          </table:table-cell>
          <table:table-cell office:value-type="float" office:value="0.9043" calcext:value-type="float">
            <text:p>0,904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478" calcext:value-type="float">
            <text:p>16478</text:p>
          </table:table-cell>
          <table:table-cell office:value-type="float" office:value="0.90542" calcext:value-type="float">
            <text:p>0,90542</text:p>
          </table:table-cell>
          <table:table-cell/>
          <table:table-cell table:formula="of:=SUM([.F234:.F242])/9" office:value-type="float" office:value="0.902704444444445" calcext:value-type="float">
            <text:p>0,902704444444445</text:p>
          </table:table-cell>
        </table:table-row>
      </table:table>
      <table:named-expressions/>
      <table:database-ranges>
        <table:database-range table:name="__Anonymous_Sheet_DB__0" table:target-range-address="opt_75_knapsack_2080.H1:opt_75_knapsack_2080.H242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7T15:43:17.105588348</dc:date>
    <meta:editing-duration>PT8M39S</meta:editing-duration>
    <meta:editing-cycles>1</meta:editing-cycles>
    <meta:document-statistic meta:table-count="1" meta:cell-count="1470" meta:object-count="0"/>
    <meta:generator>LibreOffice/6.4.6.2$Linux_X86_64 LibreOffice_project/40$Build-2</meta:generator>
  </office:meta>
</office:document-meta>
</file>